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2e74" officeooo:paragraph-rsid="000b2e7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2e74" officeooo:paragraph-rsid="000b2e7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bf0b0" officeooo:paragraph-rsid="000bf0b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c66dc" officeooo:paragraph-rsid="000c66d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dbd13" officeooo:paragraph-rsid="000dbd1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b2e74" officeooo:paragraph-rsid="000b2e7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bf0b0" officeooo:paragraph-rsid="000bf0b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c66dc" officeooo:paragraph-rsid="000c66d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d968f" officeooo:paragraph-rsid="000d968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dbd13" officeooo:paragraph-rsid="000dbd13" style:font-weight-asian="normal" style:font-weight-complex="normal"/>
    </style:style>
    <style:style style:name="T1" style:family="text">
      <style:text-properties officeooo:rsid="000c66dc"/>
    </style:style>
    <style:style style:name="T2" style:family="text">
      <style:text-properties officeooo:rsid="000dbd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naire formation Spring Initiation</text:p>
      <text:p text:style-name="P1"/>
      <text:p text:style-name="P2">Question 1 :</text:p>
      <text:p text:style-name="P2"/>
      <text:p text:style-name="P6">Comment était bien le formateur ?</text:p>
      <text:p text:style-name="P6"/>
      <text:p text:style-name="P6"/>
      <text:p text:style-name="P2">Question 2 :</text:p>
      <text:p text:style-name="P2"/>
      <text:p text:style-name="P6">Quel est l’intérêt de minimiser l’adhérence entre les différentes couches applicatives ?</text:p>
      <text:p text:style-name="P6"/>
      <text:p text:style-name="P6"/>
      <text:p text:style-name="P6"/>
      <text:p text:style-name="P2">Question 3 :</text:p>
      <text:p text:style-name="P2"/>
      <text:p text:style-name="P6">Quel sont les différentes pratiques permettant de réduire le couplage entre les différentes couches applicatives ?</text:p>
      <text:p text:style-name="P6"/>
      <text:p text:style-name="P6"/>
      <text:p text:style-name="P2"/>
      <text:p text:style-name="P2">Question 4 :</text:p>
      <text:p text:style-name="P2"/>
      <text:p text:style-name="P6">Quels sont les principaux intérêts de l’injection de dépendances ?</text:p>
      <text:p text:style-name="P6"/>
      <text:p text:style-name="P6"/>
      <text:p text:style-name="P6"/>
      <text:p text:style-name="P2">Question 5 :</text:p>
      <text:p text:style-name="P2"/>
      <text:p text:style-name="P6">Définissez l’acronyme et décrivez le principe de l’IoC ?</text:p>
      <text:p text:style-name="P6"/>
      <text:p text:style-name="P6"/>
      <text:p text:style-name="P2">Question 6 :</text:p>
      <text:p text:style-name="P2"/>
      <text:p text:style-name="P6">Définissez le contexte d’application Spring et son rôle dans l’architecture applicative.</text:p>
      <text:p text:style-name="P6"/>
      <text:p text:style-name="P6"/>
      <text:p text:style-name="P2">Question 7 :</text:p>
      <text:p text:style-name="P2"/>
      <text:p text:style-name="P6">Quand on crée un bean en Xml, quel est la balise qui permet de valoriser les arguments du constructeur ?</text:p>
      <text:p text:style-name="P6"/>
      <text:p text:style-name="P6"/>
      <text:p text:style-name="P2">Question 8 :</text:p>
      <text:p text:style-name="P2"/>
      <text:p text:style-name="P6">Quel est l’implémentation de l’interface ApplicationContext à utiliser pour créer le contexte à partir d’un fichier XML ?</text:p>
      <text:p text:style-name="P6"/>
      <text:p text:style-name="P6"/>
      <text:p text:style-name="P2">Question 9 :</text:p>
      <text:p text:style-name="P2"/>
      <text:p text:style-name="P6">A quoi sert l’annotation @Component et comment fonctionne-t-elle ?</text:p>
      <text:p text:style-name="P6"/>
      <text:p text:style-name="P2"><text:soft-page-break/>Question 10 :</text:p>
      <text:p text:style-name="P2"/>
      <text:p text:style-name="P7">Quelle annotation permet de valoriser un attribut de type basique <text:span text:style-name="T1">(String, Integer...)</text:span> au sein d’un bean ?</text:p>
      <text:p text:style-name="P7"/>
      <text:p text:style-name="P7"/>
      <text:p text:style-name="P3">Question 11 :</text:p>
      <text:p text:style-name="P3"/>
      <text:p text:style-name="P8">Quelles sont les annotations dérivées de @Component ?</text:p>
      <text:p text:style-name="P8"/>
      <text:p text:style-name="P8"/>
      <text:p text:style-name="P4">Question 12 :</text:p>
      <text:p text:style-name="P4"/>
      <text:p text:style-name="P8">Quelle est l’annotation permettant d’activer la détection des classes annotées @Component (ou dérivées) ?</text:p>
      <text:p text:style-name="P8"/>
      <text:p text:style-name="P8"/>
      <text:p text:style-name="P8"/>
      <text:p text:style-name="P4">Question 13 :</text:p>
      <text:p text:style-name="P4"/>
      <text:p text:style-name="P8">A quel endroit au sein d’une classe doit-on placer les annotations @Bean et à quoi servent-elles ?</text:p>
      <text:p text:style-name="P8"/>
      <text:p text:style-name="P8"/>
      <text:p text:style-name="P8"/>
      <text:p text:style-name="P4">Question 14 :</text:p>
      <text:p text:style-name="P4"/>
      <text:p text:style-name="P8">Quelle annotation doit classiquement porter une classe contenant des annotations @Bean ?</text:p>
      <text:p text:style-name="P8"/>
      <text:p text:style-name="P8"/>
      <text:p text:style-name="P4">Question 15 :</text:p>
      <text:p text:style-name="P4"/>
      <text:p text:style-name="P9">Quels <text:span text:style-name="T2">sont les composants</text:span> disponibles pour créer le contexte en mode web ?</text:p>
      <text:p text:style-name="P9"/>
      <text:p text:style-name="P9"/>
      <text:p text:style-name="P9"/>
      <text:p text:style-name="P5">Question 16 :</text:p>
      <text:p text:style-name="P5"/>
      <text:p text:style-name="P10">Quelle est l’annotation utilisée pour créer le contexte avec Spring Boot ?</text:p>
      <text:p text:style-name="P10"/>
      <text:p text:style-name="P10"/>
      <text:p text:style-name="P5">Question 17 :</text:p>
      <text:p text:style-name="P5"/>
      <text:p text:style-name="P10">Quels sont les 3 niveaux possibles d’utilisation de l’injection de dépendances via autowiring ?</text:p>
      <text:p text:style-name="P10"/>
      <text:p text:style-name="P10"/>
      <text:p text:style-name="P5">Question 18 :</text:p>
      <text:p text:style-name="P5"/>
      <text:p text:style-name="P10">Quel est le niveau préconisé ?</text:p>
      <text:p text:style-name="P10"/>
      <text:p text:style-name="P10"/>
      <text:p text:style-name="P10"/>
      <text:p text:style-name="P10"/>
      <text:p text:style-name="P5"><text:soft-page-break/>Question 19 :</text:p>
      <text:p text:style-name="P5"/>
      <text:p text:style-name="P10">Proposer une solution pour résoudre le problème des dépendances circulaires.</text:p>
      <text:p text:style-name="P10"/>
      <text:p text:style-name="P10"/>
      <text:p text:style-name="P10"/>
      <text:p text:style-name="P5">Question 20 :</text:p>
      <text:p text:style-name="P5"/>
      <text:p text:style-name="P10">Quelle modification du code dois-je d’abord envisager en cas d’ambiguïté dans les beans au sein du contexte ?</text:p>
      <text:p text:style-name="P10"/>
      <text:p text:style-name="P10"/>
      <text:p text:style-name="P5"/>
      <text:p text:style-name="P5">Question 21 :</text:p>
      <text:p text:style-name="P5"/>
      <text:p text:style-name="P10">Quelles sont les annotations permettant de levée une éventuelle ambiguïté ?</text:p>
      <text:p text:style-name="P10"/>
      <text:p text:style-name="P10"/>
      <text:p text:style-name="P10"/>
      <text:p text:style-name="P5">Question 22 :</text:p>
      <text:p text:style-name="P5"/>
      <text:p text:style-name="P10">Quelles sont les 2 annotations intégrée à la norme Java pour l’injection de dépendance ?</text:p>
      <text:p text:style-name="P10"/>
      <text:p text:style-name="P10"/>
      <text:p text:style-name="P10"/>
      <text:p text:style-name="P5">Question 23 :</text:p>
      <text:p text:style-name="P5"/>
      <text:p text:style-name="P10">Quelles sont les annotations permettant d’ajuster la manière de créer ou de détruire un bean ?</text:p>
      <text:p text:style-name="P10"/>
      <text:p text:style-name="P10"/>
      <text:p text:style-name="P10"/>
      <text:p text:style-name="P5">Question 24 :</text:p>
      <text:p text:style-name="P5"/>
      <text:p text:style-name="P10">Que représente la notion de « scope » pour un bean Spring ?</text:p>
      <text:p text:style-name="P10"/>
      <text:p text:style-name="P10"/>
      <text:p text:style-name="P10"/>
      <text:p text:style-name="P5">Question 25 :</text:p>
      <text:p text:style-name="P5"/>
      <text:p text:style-name="P10">Quel est le scope par défaut ?</text:p>
      <text:p text:style-name="P10"/>
      <text:p text:style-name="P10"/>
      <text:p text:style-name="P10"/>
      <text:p text:style-name="P5">Question 26 :</text:p>
      <text:p text:style-name="P5"/>
      <text:p text:style-name="P10">Dans quel contexte devrais-je utiliser un scope = Session ?</text:p>
      <text:p text:style-name="P10"/>
      <text:p text:style-name="P10"/>
      <text:p text:style-name="P5">Question 27 :</text:p>
      <text:p text:style-name="P5"/>
      <text:p text:style-name="P10">Qu’est-ce qu’un Profile 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hilippe Sabaa</meta:initial-creator>
    <meta:creation-date>2024-05-17T14:22:02.559000000</meta:creation-date>
    <dc:date>2024-05-17T16:51:53.732000000</dc:date>
    <dc:creator>Philippe Sabaa</dc:creator>
    <meta:editing-duration>PT1H37M47S</meta:editing-duration>
    <meta:editing-cycles>3</meta:editing-cycles>
    <meta:generator>LibreOffice/7.6.6.3$Windows_X86_64 LibreOffice_project/d97b2716a9a4a2ce1391dee1765565ea469b0ae7</meta:generator>
    <meta:document-statistic meta:table-count="0" meta:image-count="0" meta:object-count="0" meta:page-count="3" meta:paragraph-count="55" meta:word-count="413" meta:character-count="2457" meta:non-whitespace-character-count="2099"/>
  </office:meta>
</office:document-meta>
</file>